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175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4.276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1.368cm"/>
    </style:style>
    <style:style style:name="co10" style:family="table-column">
      <style:table-column-properties fo:break-before="auto" style:column-width="4.538cm"/>
    </style:style>
    <style:style style:name="co11" style:family="table-column">
      <style:table-column-properties fo:break-before="auto" style:column-width="3.881cm"/>
    </style:style>
    <style:style style:name="co12" style:family="table-column">
      <style:table-column-properties fo:break-before="auto" style:column-width="5.1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4c7dc" fo:border="0.74pt solid #000000"/>
    </style:style>
    <style:style style:name="ce5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729fcf" fo:border="0.74pt solid #000000"/>
    </style:style>
    <style:style style:name="ce34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4c7dc" fo:border="none"/>
    </style:style>
    <style:style style:name="ce10" style:family="table-cell" style:parent-style-name="Default" style:data-style-name="N108">
      <style:table-cell-properties fo:background-color="#b4c7dc"/>
    </style:style>
    <style:style style:name="ce12" style:family="table-cell" style:parent-style-name="Default" style:data-style-name="N0">
      <style:table-cell-properties fo:background-color="#b4c7dc" fo:border="none"/>
    </style:style>
    <style:style style:name="ce20" style:family="table-cell" style:parent-style-name="Default" style:data-style-name="N10000">
      <style:table-cell-properties fo:background-color="#b4c7dc"/>
    </style:style>
    <style:style style:name="ce21" style:family="table-cell" style:parent-style-name="Default" style:data-style-name="N108">
      <style:table-cell-properties fo:background-color="#b4c7dc" fo:border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6377" table:default-cell-style-name="ce5"/>
        <table:table-row table:style-name="ro1">
          <table:table-cell table:style-name="ce1" office:value-type="string" calcext:value-type="string">
            <text:p>Pathway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</text:p>
          </table:table-cell>
          <table:table-cell table:number-columns-repeated="14"/>
          <table:table-cell table:style-name="ce1" table:number-columns-repeated="16363"/>
        </table:table-row>
        <table:table-row table:style-name="ro1">
          <table:table-cell table:style-name="ce19" office:value-type="string" calcext:value-type="string">
            <text:p>Citric-acid-cycle-(TCA-cycle)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138" calcext:value-type="float">
            <text:p>138</text:p>
          </table:table-cell>
          <table:table-cell table:style-name="ce35" office:value-type="float" office:value="0.170212765957447" calcext:value-type="float">
            <text:p>0,170212765957447</text:p>
          </table:table-cell>
          <table:table-cell table:style-name="ce35" office:value-type="float" office:value="0.103896103896104" calcext:value-type="float">
            <text:p>0,103896103896104</text:p>
          </table:table-cell>
          <table:table-cell table:style-name="ce35" office:value-type="float" office:value="0.12903" calcext:value-type="float">
            <text:p>0,1290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CREB-phosphorylation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.333333333333333" calcext:value-type="float">
            <text:p>0,333333333333333</text:p>
          </table:table-cell>
          <table:table-cell table:style-name="ce35" office:value-type="float" office:value="0.9" calcext:value-type="float">
            <text:p>0,9</text:p>
          </table:table-cell>
          <table:table-cell table:style-name="ce35" office:value-type="float" office:value="0.48649" calcext:value-type="float">
            <text:p>0,48649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ERKs-are-inactivated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0.408805031446541" calcext:value-type="float">
            <text:p>0,408805031446541</text:p>
          </table:table-cell>
          <table:table-cell table:style-name="ce35" office:value-type="float" office:value="0.643564356435644" calcext:value-type="float">
            <text:p>0,643564356435644</text:p>
          </table:table-cell>
          <table:table-cell table:style-name="ce35" office:value-type="float" office:value="0.5" calcext:value-type="float">
            <text:p>0,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Glycolysis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43" calcext:value-type="float">
            <text:p>143</text:p>
          </table:table-cell>
          <table:table-cell table:style-name="ce35" office:value-type="float" office:value="187" calcext:value-type="float">
            <text:p>187</text:p>
          </table:table-cell>
          <table:table-cell table:style-name="ce35" office:value-type="float" office:value="0.10062893081761" calcext:value-type="float">
            <text:p>0,10062893081761</text:p>
          </table:table-cell>
          <table:table-cell table:style-name="ce35" office:value-type="float" office:value="0.0788177339901478" calcext:value-type="float">
            <text:p>0,0788177339901478</text:p>
          </table:table-cell>
          <table:table-cell table:style-name="ce35" office:value-type="float" office:value="0.0883977900552486" calcext:value-type="float">
            <text:p>0,088397790055248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HDACs-deacetylate-histones</text:p>
          </table:table-cell>
          <table:table-cell table:style-name="ce35" office:value-type="float" office:value="155" calcext:value-type="float">
            <text:p>155</text:p>
          </table:table-cell>
          <table:table-cell table:style-name="ce35" office:value-type="float" office:value="240" calcext:value-type="float">
            <text:p>240</text:p>
          </table:table-cell>
          <table:table-cell table:style-name="ce35" office:value-type="float" office:value="3978" calcext:value-type="float">
            <text:p>3978</text:p>
          </table:table-cell>
          <table:table-cell table:style-name="ce35" office:value-type="float" office:value="0.392405063291139" calcext:value-type="float">
            <text:p>0,392405063291139</text:p>
          </table:table-cell>
          <table:table-cell table:style-name="ce35" office:value-type="float" office:value="0.0375030244374546" calcext:value-type="float">
            <text:p>0,0375030244374546</text:p>
          </table:table-cell>
          <table:table-cell table:style-name="ce35" office:value-type="float" office:value="0.0684628975265018" calcext:value-type="float">
            <text:p>0,068462897526501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FNG-signaling-activates-MAPKs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0.415254237288136" calcext:value-type="float">
            <text:p>0,415254237288136</text:p>
          </table:table-cell>
          <table:table-cell table:style-name="ce35" office:value-type="float" office:value="0.765625" calcext:value-type="float">
            <text:p>0,765625</text:p>
          </table:table-cell>
          <table:table-cell table:style-name="ce35" office:value-type="float" office:value="0.53846" calcext:value-type="float">
            <text:p>0,5384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nterferon-alpha-beta-signaling</text:p>
          </table:table-cell>
          <table:table-cell table:style-name="ce35" office:value-type="float" office:value="369" calcext:value-type="float">
            <text:p>369</text:p>
          </table:table-cell>
          <table:table-cell table:style-name="ce35" office:value-type="float" office:value="448" calcext:value-type="float">
            <text:p>448</text:p>
          </table:table-cell>
          <table:table-cell table:style-name="ce35" office:value-type="float" office:value="636" calcext:value-type="float">
            <text:p>636</text:p>
          </table:table-cell>
          <table:table-cell table:style-name="ce35" office:value-type="float" office:value="0.451652386780906" calcext:value-type="float">
            <text:p>0,451652386780906</text:p>
          </table:table-cell>
          <table:table-cell table:style-name="ce35" office:value-type="float" office:value="0.367164179104478" calcext:value-type="float">
            <text:p>0,367164179104478</text:p>
          </table:table-cell>
          <table:table-cell table:style-name="ce35" office:value-type="float" office:value="0.40505" calcext:value-type="float">
            <text:p>0,4050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nterleukin-2-signaling</text:p>
          </table:table-cell>
          <table:table-cell table:style-name="ce35" office:value-type="float" office:value="188" calcext:value-type="float">
            <text:p>188</text:p>
          </table:table-cell>
          <table:table-cell table:style-name="ce35" office:value-type="float" office:value="142" calcext:value-type="float">
            <text:p>142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0.56969696969697" calcext:value-type="float">
            <text:p>0,56969696969697</text:p>
          </table:table-cell>
          <table:table-cell table:style-name="ce35" office:value-type="float" office:value="0.92156862745098" calcext:value-type="float">
            <text:p>0,92156862745098</text:p>
          </table:table-cell>
          <table:table-cell table:style-name="ce35" office:value-type="float" office:value="0.70412" calcext:value-type="float">
            <text:p>0,7041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Mitochondrial-fatty-acid-beta-oxidation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0.0208333333333333" calcext:value-type="float">
            <text:p>0,0208333333333333</text:p>
          </table:table-cell>
          <table:table-cell table:style-name="ce35" office:value-type="float" office:value="0.00961538461538462" calcext:value-type="float">
            <text:p>0,00961538461538462</text:p>
          </table:table-cell>
          <table:table-cell table:style-name="ce35" office:value-type="float" office:value="0.01316" calcext:value-type="float">
            <text:p>0,0131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egative-regulation-of-FGFR1-signaling</text:p>
          </table:table-cell>
          <table:table-cell table:style-name="ce35" office:value-type="float" office:value="217" calcext:value-type="float">
            <text:p>217</text:p>
          </table:table-cell>
          <table:table-cell table:style-name="ce35" office:value-type="float" office:value="681" calcext:value-type="float">
            <text:p>681</text:p>
          </table:table-cell>
          <table:table-cell table:style-name="ce35" office:value-type="float" office:value="133" calcext:value-type="float">
            <text:p>133</text:p>
          </table:table-cell>
          <table:table-cell table:style-name="ce35" office:value-type="float" office:value="0.241648106904232" calcext:value-type="float">
            <text:p>0,241648106904232</text:p>
          </table:table-cell>
          <table:table-cell table:style-name="ce35" office:value-type="float" office:value="0.62" calcext:value-type="float">
            <text:p>0,62</text:p>
          </table:table-cell>
          <table:table-cell table:style-name="ce35" office:value-type="float" office:value="0.34775641025641" calcext:value-type="float">
            <text:p>0,3477564102564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egative-regulation-of-MAPK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195" calcext:value-type="float">
            <text:p>195</text:p>
          </table:table-cell>
          <table:table-cell table:style-name="ce35" office:value-type="float" office:value="165" calcext:value-type="float">
            <text:p>165</text:p>
          </table:table-cell>
          <table:table-cell table:style-name="ce35" office:value-type="float" office:value="0.301075268817204" calcext:value-type="float">
            <text:p>0,301075268817204</text:p>
          </table:table-cell>
          <table:table-cell table:style-name="ce35" office:value-type="float" office:value="0.337349397590361" calcext:value-type="float">
            <text:p>0,337349397590361</text:p>
          </table:table-cell>
          <table:table-cell table:style-name="ce35" office:value-type="float" office:value="0.31818" calcext:value-type="float">
            <text:p>0,3181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FE2L2-regulates-pentose-phosphate-pathway-genes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0.3125" calcext:value-type="float">
            <text:p>0,3125</text:p>
          </table:table-cell>
          <table:table-cell table:style-name="ce35" office:value-type="float" office:value="0.714285714285714" calcext:value-type="float">
            <text:p>0,714285714285714</text:p>
          </table:table-cell>
          <table:table-cell table:style-name="ce35" office:value-type="float" office:value="0.434782608695652" calcext:value-type="float">
            <text:p>0,43478260869565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Paradoxical-activation-of-RAF-signaling-by-kinase-inactive-BRAF</text:p>
          </table:table-cell>
          <table:table-cell table:style-name="ce35" office:value-type="float" office:value="509" calcext:value-type="float">
            <text:p>509</text:p>
          </table:table-cell>
          <table:table-cell table:style-name="ce35" office:value-type="float" office:value="586" calcext:value-type="float">
            <text:p>586</text:p>
          </table:table-cell>
          <table:table-cell table:style-name="ce35" office:value-type="float" office:value="558" calcext:value-type="float">
            <text:p>558</text:p>
          </table:table-cell>
          <table:table-cell table:style-name="ce35" office:value-type="float" office:value="0.464840182648402" calcext:value-type="float">
            <text:p>0,464840182648402</text:p>
          </table:table-cell>
          <table:table-cell table:style-name="ce35" office:value-type="float" office:value="0.477038425492034" calcext:value-type="float">
            <text:p>0,477038425492034</text:p>
          </table:table-cell>
          <table:table-cell table:style-name="ce35" office:value-type="float" office:value="0.47086" calcext:value-type="float">
            <text:p>0,4708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Pentose-phosphate-cycle-(Pentose-phosphate-cycle)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51" calcext:value-type="float">
            <text:p>5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undefined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Regulation-of-NFE2L2-gene-expression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156" calcext:value-type="float">
            <text:p>156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183246073298429" calcext:value-type="float">
            <text:p>0,183246073298429</text:p>
          </table:table-cell>
          <table:table-cell table:style-name="ce35" office:value-type="float" office:value="0.972222222222222" calcext:value-type="float">
            <text:p>0,972222222222222</text:p>
          </table:table-cell>
          <table:table-cell table:style-name="ce35" office:value-type="float" office:value="0.30837" calcext:value-type="float">
            <text:p>0,30837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Regulation_of_telomerase</text:p>
          </table:table-cell>
          <table:table-cell table:style-name="ce35" office:value-type="float" office:value="273" calcext:value-type="float">
            <text:p>273</text:p>
          </table:table-cell>
          <table:table-cell table:style-name="ce35" office:value-type="float" office:value="2766" calcext:value-type="float">
            <text:p>2766</text:p>
          </table:table-cell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0.0898321816386969" calcext:value-type="float">
            <text:p>0,0898321816386969</text:p>
          </table:table-cell>
          <table:table-cell table:style-name="ce35" office:value-type="float" office:value="0.741847826086957" calcext:value-type="float">
            <text:p>0,741847826086957</text:p>
          </table:table-cell>
          <table:table-cell table:style-name="ce35" office:value-type="float" office:value="0.16026" calcext:value-type="float">
            <text:p>0,1602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1-activates-modulates-innate-immune-responses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422" calcext:value-type="float">
            <text:p>422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0.0725274725274725" calcext:value-type="float">
            <text:p>0,0725274725274725</text:p>
          </table:table-cell>
          <table:table-cell table:style-name="ce35" office:value-type="float" office:value="0.868421052631579" calcext:value-type="float">
            <text:p>0,868421052631579</text:p>
          </table:table-cell>
          <table:table-cell table:style-name="ce35" office:value-type="float" office:value="0.133874239350913" calcext:value-type="float">
            <text:p>0,13387423935091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1-modulates-host-translation-machinery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567" calcext:value-type="float">
            <text:p>567</text:p>
          </table:table-cell>
          <table:table-cell table:style-name="ce35" office:value-type="float" office:value="0.423728813559322" calcext:value-type="float">
            <text:p>0,423728813559322</text:p>
          </table:table-cell>
          <table:table-cell table:style-name="ce35" office:value-type="float" office:value="0.0422297297297297" calcext:value-type="float">
            <text:p>0,0422297297297297</text:p>
          </table:table-cell>
          <table:table-cell table:style-name="ce35" office:value-type="float" office:value="0.0768" calcext:value-type="float">
            <text:p>0,076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ATTACHMENT-ENTRY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11" calcext:value-type="float">
            <text:p>311</text:p>
          </table:table-cell>
          <table:table-cell table:style-name="ce35" office:value-type="float" office:value="0.326086956521739" calcext:value-type="float">
            <text:p>0,326086956521739</text:p>
          </table:table-cell>
          <table:table-cell table:style-name="ce35" office:value-type="float" office:value="0.0879765395894428" calcext:value-type="float">
            <text:p>0,0879765395894428</text:p>
          </table:table-cell>
          <table:table-cell table:style-name="ce35" office:value-type="float" office:value="0.13857" calcext:value-type="float">
            <text:p>0,13857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AUTOPHAGY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0.391304347826087" calcext:value-type="float">
            <text:p>0,391304347826087</text:p>
          </table:table-cell>
          <table:table-cell table:style-name="ce35" office:value-type="float" office:value="0.545454545454545" calcext:value-type="float">
            <text:p>0,545454545454545</text:p>
          </table:table-cell>
          <table:table-cell table:style-name="ce35" office:value-type="float" office:value="0.4557" calcext:value-type="float">
            <text:p>0,4557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Maturation-of-spike-protein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0.405405405405405" calcext:value-type="float">
            <text:p>0,405405405405405</text:p>
          </table:table-cell>
          <table:table-cell table:style-name="ce35" office:value-type="float" office:value="0.185185185185185" calcext:value-type="float">
            <text:p>0,185185185185185</text:p>
          </table:table-cell>
          <table:table-cell table:style-name="ce35" office:value-type="float" office:value="0.254237288135593" calcext:value-type="float">
            <text:p>0,25423728813559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modulates-host-translation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667" calcext:value-type="float">
            <text:p>667</text:p>
          </table:table-cell>
          <table:table-cell table:style-name="ce35" office:value-type="float" office:value="0.406779661016949" calcext:value-type="float">
            <text:p>0,406779661016949</text:p>
          </table:table-cell>
          <table:table-cell table:style-name="ce35" office:value-type="float" office:value="0.0974289580514208" calcext:value-type="float">
            <text:p>0,0974289580514208</text:p>
          </table:table-cell>
          <table:table-cell table:style-name="ce35" office:value-type="float" office:value="0.157205240174673" calcext:value-type="float">
            <text:p>0,15720524017467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Translation-of-Replicase-and-Assembly-of-the-Replication-Transcription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0.506329113924051" calcext:value-type="float">
            <text:p>0,506329113924051</text:p>
          </table:table-cell>
          <table:table-cell table:style-name="ce35" office:value-type="float" office:value="0.571428571428571" calcext:value-type="float">
            <text:p>0,571428571428571</text:p>
          </table:table-cell>
          <table:table-cell table:style-name="ce35" office:value-type="float" office:value="0.536912751677852" calcext:value-type="float">
            <text:p>0,53691275167785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elenocysteine-synthesis</text:p>
          </table:table-cell>
          <table:table-cell table:style-name="ce35" office:value-type="float" office:value="172" calcext:value-type="float">
            <text:p>172</text:p>
          </table:table-cell>
          <table:table-cell table:style-name="ce35" office:value-type="float" office:value="195" calcext:value-type="float">
            <text:p>195</text:p>
          </table:table-cell>
          <table:table-cell table:style-name="ce35" office:value-type="float" office:value="4113" calcext:value-type="float">
            <text:p>4113</text:p>
          </table:table-cell>
          <table:table-cell table:style-name="ce35" office:value-type="float" office:value="0.46866485013624" calcext:value-type="float">
            <text:p>0,46866485013624</text:p>
          </table:table-cell>
          <table:table-cell table:style-name="ce35" office:value-type="float" office:value="0.0401400233372229" calcext:value-type="float">
            <text:p>0,0401400233372229</text:p>
          </table:table-cell>
          <table:table-cell table:style-name="ce35" office:value-type="float" office:value="0.0739466895958728" calcext:value-type="float">
            <text:p>0,073946689595872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ignaling-downstream-of-RAS-mutants</text:p>
          </table:table-cell>
          <table:table-cell table:style-name="ce35" office:value-type="float" office:value="415" calcext:value-type="float">
            <text:p>415</text:p>
          </table:table-cell>
          <table:table-cell table:style-name="ce35" office:value-type="float" office:value="448" calcext:value-type="float">
            <text:p>448</text:p>
          </table:table-cell>
          <table:table-cell table:style-name="ce35" office:value-type="float" office:value="584" calcext:value-type="float">
            <text:p>584</text:p>
          </table:table-cell>
          <table:table-cell table:style-name="ce35" office:value-type="float" office:value="0.480880648899189" calcext:value-type="float">
            <text:p>0,480880648899189</text:p>
          </table:table-cell>
          <table:table-cell table:style-name="ce35" office:value-type="float" office:value="0.415415415415415" calcext:value-type="float">
            <text:p>0,415415415415415</text:p>
          </table:table-cell>
          <table:table-cell table:style-name="ce35" office:value-type="float" office:value="0.445757250268528" calcext:value-type="float">
            <text:p>0,44575725026852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ignalling-to-RAS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0.261744966442953" calcext:value-type="float">
            <text:p>0,261744966442953</text:p>
          </table:table-cell>
          <table:table-cell table:style-name="ce35" office:value-type="float" office:value="0.75" calcext:value-type="float">
            <text:p>0,75</text:p>
          </table:table-cell>
          <table:table-cell table:style-name="ce35" office:value-type="float" office:value="0.38806" calcext:value-type="float">
            <text:p>0,3880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pry-regulation-of-FGF-signaling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0.22463768115942" calcext:value-type="float">
            <text:p>0,22463768115942</text:p>
          </table:table-cell>
          <table:table-cell table:style-name="ce35" office:value-type="float" office:value="0.53448275862069" calcext:value-type="float">
            <text:p>0,53448275862069</text:p>
          </table:table-cell>
          <table:table-cell table:style-name="ce35" office:value-type="float" office:value="0.31633" calcext:value-type="float">
            <text:p>0,3163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uperpathway-of-D-myo-inositol-1-4-5-trisphosphate-metabolism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133" calcext:value-type="float">
            <text:p>133</text:p>
          </table:table-cell>
          <table:table-cell table:style-name="ce35" office:value-type="float" office:value="0.0704225352112676" calcext:value-type="float">
            <text:p>0,0704225352112676</text:p>
          </table:table-cell>
          <table:table-cell table:style-name="ce35" office:value-type="float" office:value="0.036231884057971" calcext:value-type="float">
            <text:p>0,036231884057971</text:p>
          </table:table-cell>
          <table:table-cell table:style-name="ce35" office:value-type="float" office:value="0.04785" calcext:value-type="float">
            <text:p>0,0478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TRAF3-dependent-IRF-activation-pathway</text:p>
          </table:table-cell>
          <table:table-cell table:style-name="ce35" office:value-type="float" office:value="138" calcext:value-type="float">
            <text:p>138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0.520754716981132" calcext:value-type="float">
            <text:p>0,520754716981132</text:p>
          </table:table-cell>
          <table:table-cell table:style-name="ce35" office:value-type="float" office:value="0.826347305389222" calcext:value-type="float">
            <text:p>0,826347305389222</text:p>
          </table:table-cell>
          <table:table-cell table:style-name="ce35" office:value-type="float" office:value="0.63889" calcext:value-type="float">
            <text:p>0,63889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Trans-Golgi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41025641025641" calcext:value-type="float">
            <text:p>0,41025641025641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58182" calcext:value-type="float">
            <text:p>0,58182</text:p>
          </table:table-cell>
          <table:table-cell table:number-columns-repeated="16377"/>
        </table:table-row>
        <table:table-row table:style-name="ro1">
          <table:table-cell/>
          <table:table-cell table:formula="of:=SUM([.B2:.B31] )" office:value-type="float" office:value="3070" calcext:value-type="float">
            <text:p>3070</text:p>
          </table:table-cell>
          <table:table-cell table:formula="of:=SUM([.C2:.C31] )" office:value-type="float" office:value="7538" calcext:value-type="float">
            <text:p>7538</text:p>
          </table:table-cell>
          <table:table-cell table:formula="of:=SUM([.D2:.D31] )" office:value-type="float" office:value="12678" calcext:value-type="float">
            <text:p>12678</text:p>
          </table:table-cell>
          <table:table-cell table:style-name="ce10" table:formula="of:=[.B32]/([.B32]+[.C32])" office:value-type="float" office:value="0.289404223227753" calcext:value-type="float">
            <text:p>0,28940422</text:p>
          </table:table-cell>
          <table:table-cell table:formula="of:=[.B32]/([.B32]+[.D32])" office:value-type="float" office:value="0.19494538989078" calcext:value-type="float">
            <text:p>0,19494538989078</text:p>
          </table:table-cell>
          <table:table-cell table:formula="of:=AVERAGE([.G2:.G31])" office:value-type="float" office:value="0.317908040197836" calcext:value-type="float">
            <text:p>0,317908040197836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2*[.E32]*[.F32]/([.E32]+[.F32])" office:value-type="float" office:value="0.232964030960692" calcext:value-type="float">
            <text:p>0,232964030960692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VAR([.G2:.G31])" office:value-type="float" office:value="0.040024865101239" calcext:value-type="float">
            <text:p>0,040024865101239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Pathway with small molecules</text:p>
          </table:table-cell>
          <table:table-cell table:style-name="ce34" office:value-type="string" calcext:value-type="string">
            <text:p>TP</text:p>
          </table:table-cell>
          <table:table-cell table:style-name="ce34" office:value-type="string" calcext:value-type="string">
            <text:p>FP</text:p>
          </table:table-cell>
          <table:table-cell table:style-name="ce34" office:value-type="string" calcext:value-type="string">
            <text:p>FN</text:p>
          </table:table-cell>
          <table:table-cell table:style-name="ce34" office:value-type="string" calcext:value-type="string">
            <text:p>Precision</text:p>
          </table:table-cell>
          <table:table-cell table:style-name="ce34" office:value-type="string" calcext:value-type="string">
            <text:p>Recall</text:p>
          </table:table-cell>
          <table:table-cell table:style-name="ce34" office:value-type="string" calcext:value-type="string">
            <text:p>F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Citric-acid-cycle-(TCA-cycle)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138" calcext:value-type="float">
            <text:p>138</text:p>
          </table:table-cell>
          <table:table-cell table:style-name="ce35" office:value-type="float" office:value="0.170212765957447" calcext:value-type="float">
            <text:p>0,170212765957447</text:p>
          </table:table-cell>
          <table:table-cell table:style-name="ce35" office:value-type="float" office:value="0.103896103896104" calcext:value-type="float">
            <text:p>0,103896103896104</text:p>
          </table:table-cell>
          <table:table-cell table:style-name="ce35" office:value-type="float" office:value="0.12903226" calcext:value-type="float">
            <text:p>0,1290322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Glycolysis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43" calcext:value-type="float">
            <text:p>143</text:p>
          </table:table-cell>
          <table:table-cell table:style-name="ce35" office:value-type="float" office:value="187" calcext:value-type="float">
            <text:p>187</text:p>
          </table:table-cell>
          <table:table-cell table:style-name="ce35" office:value-type="float" office:value="0.10062893081761" calcext:value-type="float">
            <text:p>0,10062893081761</text:p>
          </table:table-cell>
          <table:table-cell table:style-name="ce35" office:value-type="float" office:value="0.0788177339901478" calcext:value-type="float">
            <text:p>0,0788177339901478</text:p>
          </table:table-cell>
          <table:table-cell table:style-name="ce35" office:value-type="float" office:value="0.0883977900552486" calcext:value-type="float">
            <text:p>0,088397790055248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HDACs-deacetylate-histones</text:p>
          </table:table-cell>
          <table:table-cell table:style-name="ce35" office:value-type="float" office:value="155" calcext:value-type="float">
            <text:p>155</text:p>
          </table:table-cell>
          <table:table-cell table:style-name="ce35" office:value-type="float" office:value="240" calcext:value-type="float">
            <text:p>240</text:p>
          </table:table-cell>
          <table:table-cell table:style-name="ce35" office:value-type="float" office:value="3978" calcext:value-type="float">
            <text:p>3978</text:p>
          </table:table-cell>
          <table:table-cell table:style-name="ce35" office:value-type="float" office:value="0.392405063291139" calcext:value-type="float">
            <text:p>0,392405063291139</text:p>
          </table:table-cell>
          <table:table-cell table:style-name="ce35" office:value-type="float" office:value="0.0375030244374546" calcext:value-type="float">
            <text:p>0,0375030244374546</text:p>
          </table:table-cell>
          <table:table-cell table:style-name="ce35" office:value-type="float" office:value="0.0684628975265018" calcext:value-type="float">
            <text:p>0,068462897526501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nterferon-alpha-beta-signaling</text:p>
          </table:table-cell>
          <table:table-cell table:style-name="ce35" office:value-type="float" office:value="369" calcext:value-type="float">
            <text:p>369</text:p>
          </table:table-cell>
          <table:table-cell table:style-name="ce35" office:value-type="float" office:value="448" calcext:value-type="float">
            <text:p>448</text:p>
          </table:table-cell>
          <table:table-cell table:style-name="ce35" office:value-type="float" office:value="636" calcext:value-type="float">
            <text:p>636</text:p>
          </table:table-cell>
          <table:table-cell table:style-name="ce35" office:value-type="float" office:value="0.451652386780906" calcext:value-type="float">
            <text:p>0,451652386780906</text:p>
          </table:table-cell>
          <table:table-cell table:style-name="ce35" office:value-type="float" office:value="0.367164179104478" calcext:value-type="float">
            <text:p>0,367164179104478</text:p>
          </table:table-cell>
          <table:table-cell table:style-name="ce35" office:value-type="float" office:value="0.4050494" calcext:value-type="float">
            <text:p>0,4050494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nterleukin-2-signaling</text:p>
          </table:table-cell>
          <table:table-cell table:style-name="ce35" office:value-type="float" office:value="188" calcext:value-type="float">
            <text:p>188</text:p>
          </table:table-cell>
          <table:table-cell table:style-name="ce35" office:value-type="float" office:value="142" calcext:value-type="float">
            <text:p>142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0.56969696969697" calcext:value-type="float">
            <text:p>0,56969696969697</text:p>
          </table:table-cell>
          <table:table-cell table:style-name="ce35" office:value-type="float" office:value="0.92156862745098" calcext:value-type="float">
            <text:p>0,92156862745098</text:p>
          </table:table-cell>
          <table:table-cell table:style-name="ce35" office:value-type="float" office:value="0.70411985" calcext:value-type="float">
            <text:p>0,7041198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Mitochondrial-fatty-acid-beta-oxidation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0.0208333333333333" calcext:value-type="float">
            <text:p>0,0208333333333333</text:p>
          </table:table-cell>
          <table:table-cell table:style-name="ce35" office:value-type="float" office:value="0.00961538461538462" calcext:value-type="float">
            <text:p>0,00961538461538462</text:p>
          </table:table-cell>
          <table:table-cell table:style-name="ce35" office:value-type="float" office:value="0.01315789" calcext:value-type="float">
            <text:p>0,01315789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egative-regulation-of-FGFR1-signaling</text:p>
          </table:table-cell>
          <table:table-cell table:style-name="ce35" office:value-type="float" office:value="217" calcext:value-type="float">
            <text:p>217</text:p>
          </table:table-cell>
          <table:table-cell table:style-name="ce35" office:value-type="float" office:value="681" calcext:value-type="float">
            <text:p>681</text:p>
          </table:table-cell>
          <table:table-cell table:style-name="ce35" office:value-type="float" office:value="133" calcext:value-type="float">
            <text:p>133</text:p>
          </table:table-cell>
          <table:table-cell table:style-name="ce35" office:value-type="float" office:value="0.241648106904232" calcext:value-type="float">
            <text:p>0,241648106904232</text:p>
          </table:table-cell>
          <table:table-cell table:style-name="ce35" office:value-type="float" office:value="0.62" calcext:value-type="float">
            <text:p>0,62</text:p>
          </table:table-cell>
          <table:table-cell table:style-name="ce35" office:value-type="float" office:value="0.34775641025641" calcext:value-type="float">
            <text:p>0,3477564102564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FE2L2-regulates-pentose-phosphate-pathway-genes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0.3125" calcext:value-type="float">
            <text:p>0,3125</text:p>
          </table:table-cell>
          <table:table-cell table:style-name="ce35" office:value-type="float" office:value="0.714285714285714" calcext:value-type="float">
            <text:p>0,714285714285714</text:p>
          </table:table-cell>
          <table:table-cell table:style-name="ce35" office:value-type="float" office:value="0.434782608695652" calcext:value-type="float">
            <text:p>0,43478260869565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Paradoxical-activation-of-RAF-signaling-by-kinase-inactive-BRAF</text:p>
          </table:table-cell>
          <table:table-cell table:style-name="ce35" office:value-type="float" office:value="509" calcext:value-type="float">
            <text:p>509</text:p>
          </table:table-cell>
          <table:table-cell table:style-name="ce35" office:value-type="float" office:value="586" calcext:value-type="float">
            <text:p>586</text:p>
          </table:table-cell>
          <table:table-cell table:style-name="ce35" office:value-type="float" office:value="558" calcext:value-type="float">
            <text:p>558</text:p>
          </table:table-cell>
          <table:table-cell table:style-name="ce35" office:value-type="float" office:value="0.464840182648402" calcext:value-type="float">
            <text:p>0,464840182648402</text:p>
          </table:table-cell>
          <table:table-cell table:style-name="ce35" office:value-type="float" office:value="0.477038425492034" calcext:value-type="float">
            <text:p>0,477038425492034</text:p>
          </table:table-cell>
          <table:table-cell table:style-name="ce35" office:value-type="float" office:value="0.47086031" calcext:value-type="float">
            <text:p>0,4708603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Pentose-phosphate-cycle-(Pentose-phosphate-cycle)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51" calcext:value-type="float">
            <text:p>5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undefined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Regulation_of_telomerase</text:p>
          </table:table-cell>
          <table:table-cell table:style-name="ce35" office:value-type="float" office:value="273" calcext:value-type="float">
            <text:p>273</text:p>
          </table:table-cell>
          <table:table-cell table:style-name="ce35" office:value-type="float" office:value="2766" calcext:value-type="float">
            <text:p>2766</text:p>
          </table:table-cell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0.0898321816386969" calcext:value-type="float">
            <text:p>0,0898321816386969</text:p>
          </table:table-cell>
          <table:table-cell table:style-name="ce35" office:value-type="float" office:value="0.741847826086957" calcext:value-type="float">
            <text:p>0,741847826086957</text:p>
          </table:table-cell>
          <table:table-cell table:style-name="ce35" office:value-type="float" office:value="0.16025829" calcext:value-type="float">
            <text:p>0,16025829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1-activates-modulates-innate-immune-responses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422" calcext:value-type="float">
            <text:p>422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0.0725274725274725" calcext:value-type="float">
            <text:p>0,0725274725274725</text:p>
          </table:table-cell>
          <table:table-cell table:style-name="ce35" office:value-type="float" office:value="0.868421052631579" calcext:value-type="float">
            <text:p>0,868421052631579</text:p>
          </table:table-cell>
          <table:table-cell table:style-name="ce35" office:value-type="float" office:value="0.133874239350913" calcext:value-type="float">
            <text:p>0,13387423935091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ATTACHMENT-ENTRY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11" calcext:value-type="float">
            <text:p>311</text:p>
          </table:table-cell>
          <table:table-cell table:style-name="ce35" office:value-type="float" office:value="0.326086956521739" calcext:value-type="float">
            <text:p>0,326086956521739</text:p>
          </table:table-cell>
          <table:table-cell table:style-name="ce35" office:value-type="float" office:value="0.0879765395894428" calcext:value-type="float">
            <text:p>0,0879765395894428</text:p>
          </table:table-cell>
          <table:table-cell table:style-name="ce35" office:value-type="float" office:value="0.13856813" calcext:value-type="float">
            <text:p>0,1385681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Maturation-of-spike-protein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0.405405405405405" calcext:value-type="float">
            <text:p>0,405405405405405</text:p>
          </table:table-cell>
          <table:table-cell table:style-name="ce35" office:value-type="float" office:value="0.185185185185185" calcext:value-type="float">
            <text:p>0,185185185185185</text:p>
          </table:table-cell>
          <table:table-cell table:style-name="ce35" office:value-type="float" office:value="0.254237288135593" calcext:value-type="float">
            <text:p>0,25423728813559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modulates-host-translation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667" calcext:value-type="float">
            <text:p>667</text:p>
          </table:table-cell>
          <table:table-cell table:style-name="ce35" office:value-type="float" office:value="0.406779661016949" calcext:value-type="float">
            <text:p>0,406779661016949</text:p>
          </table:table-cell>
          <table:table-cell table:style-name="ce35" office:value-type="float" office:value="0.0974289580514208" calcext:value-type="float">
            <text:p>0,0974289580514208</text:p>
          </table:table-cell>
          <table:table-cell table:style-name="ce35" office:value-type="float" office:value="0.157205240174673" calcext:value-type="float">
            <text:p>0,15720524017467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elenocysteine-synthesis</text:p>
          </table:table-cell>
          <table:table-cell table:style-name="ce35" office:value-type="float" office:value="172" calcext:value-type="float">
            <text:p>172</text:p>
          </table:table-cell>
          <table:table-cell table:style-name="ce35" office:value-type="float" office:value="195" calcext:value-type="float">
            <text:p>195</text:p>
          </table:table-cell>
          <table:table-cell table:style-name="ce35" office:value-type="float" office:value="4113" calcext:value-type="float">
            <text:p>4113</text:p>
          </table:table-cell>
          <table:table-cell table:style-name="ce35" office:value-type="float" office:value="0.46866485013624" calcext:value-type="float">
            <text:p>0,46866485013624</text:p>
          </table:table-cell>
          <table:table-cell table:style-name="ce35" office:value-type="float" office:value="0.0401400233372229" calcext:value-type="float">
            <text:p>0,0401400233372229</text:p>
          </table:table-cell>
          <table:table-cell table:style-name="ce35" office:value-type="float" office:value="0.0739466895958728" calcext:value-type="float">
            <text:p>0,073946689595872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ignaling-downstream-of-RAS-mutants</text:p>
          </table:table-cell>
          <table:table-cell table:style-name="ce35" office:value-type="float" office:value="415" calcext:value-type="float">
            <text:p>415</text:p>
          </table:table-cell>
          <table:table-cell table:style-name="ce35" office:value-type="float" office:value="448" calcext:value-type="float">
            <text:p>448</text:p>
          </table:table-cell>
          <table:table-cell table:style-name="ce35" office:value-type="float" office:value="584" calcext:value-type="float">
            <text:p>584</text:p>
          </table:table-cell>
          <table:table-cell table:style-name="ce35" office:value-type="float" office:value="0.480880648899189" calcext:value-type="float">
            <text:p>0,480880648899189</text:p>
          </table:table-cell>
          <table:table-cell table:style-name="ce35" office:value-type="float" office:value="0.415415415415415" calcext:value-type="float">
            <text:p>0,415415415415415</text:p>
          </table:table-cell>
          <table:table-cell table:style-name="ce35" office:value-type="float" office:value="0.445757250268528" calcext:value-type="float">
            <text:p>0,44575725026852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uperpathway-of-D-myo-inositol-1-4-5-trisphosphate-metabolism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133" calcext:value-type="float">
            <text:p>133</text:p>
          </table:table-cell>
          <table:table-cell table:style-name="ce35" office:value-type="float" office:value="0.0704225352112676" calcext:value-type="float">
            <text:p>0,0704225352112676</text:p>
          </table:table-cell>
          <table:table-cell table:style-name="ce35" office:value-type="float" office:value="0.036231884057971" calcext:value-type="float">
            <text:p>0,036231884057971</text:p>
          </table:table-cell>
          <table:table-cell table:style-name="ce35" office:value-type="float" office:value="0.04784689" calcext:value-type="float">
            <text:p>0,04784689</text:p>
          </table:table-cell>
          <table:table-cell table:number-columns-repeated="16377"/>
        </table:table-row>
        <table:table-row table:style-name="ro1">
          <table:table-cell/>
          <table:table-cell table:formula="of:=SUM([.B36:.B53] )" office:value-type="float" office:value="2496" calcext:value-type="float">
            <text:p>2496</text:p>
          </table:table-cell>
          <table:table-cell table:formula="of:=SUM([.C36:.C53] )" office:value-type="float" office:value="6497" calcext:value-type="float">
            <text:p>6497</text:p>
          </table:table-cell>
          <table:table-cell table:formula="of:=SUM([.D36:.D53] )" office:value-type="float" office:value="11778" calcext:value-type="float">
            <text:p>11778</text:p>
          </table:table-cell>
          <table:table-cell table:style-name="ce10" table:formula="of:=[.B54]/([.B54]+[.C54])" office:value-type="float" office:value="0.277549204937173" calcext:value-type="float">
            <text:p>0,27754920</text:p>
          </table:table-cell>
          <table:table-cell table:formula="of:=[.B54]/([.B54]+[.D54])" office:value-type="float" office:value="0.174863387978142" calcext:value-type="float">
            <text:p>0,174863387978142</text:p>
          </table:table-cell>
          <table:table-cell table:formula="of:=AVERAGE([.G36:.G53])" office:value-type="float" office:value="0.239606672591729" calcext:value-type="float">
            <text:p>0,239606672591729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0"/>
          <table:table-cell/>
          <table:table-cell table:formula="of:=2*[.E54]*[.F54]/([.E54]+[.F54])" office:value-type="float" office:value="0.21455280010315" calcext:value-type="float">
            <text:p>0,21455280010315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VAR([.G36:.G53])" office:value-type="float" office:value="0.0377170981617762" calcext:value-type="float">
            <text:p>0,0377170981617762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Pathway without small molecules</text:p>
          </table:table-cell>
          <table:table-cell table:style-name="ce34" office:value-type="string" calcext:value-type="string">
            <text:p>TP</text:p>
          </table:table-cell>
          <table:table-cell table:style-name="ce34" office:value-type="string" calcext:value-type="string">
            <text:p>FP</text:p>
          </table:table-cell>
          <table:table-cell table:style-name="ce34" office:value-type="string" calcext:value-type="string">
            <text:p>FN</text:p>
          </table:table-cell>
          <table:table-cell table:style-name="ce34" office:value-type="string" calcext:value-type="string">
            <text:p>Precision</text:p>
          </table:table-cell>
          <table:table-cell table:style-name="ce34" office:value-type="string" calcext:value-type="string">
            <text:p>Recall</text:p>
          </table:table-cell>
          <table:table-cell table:style-name="ce34" office:value-type="string" calcext:value-type="string">
            <text:p>F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CREB-phosphorylation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.333333333333333" calcext:value-type="float">
            <text:p>0,333333333333333</text:p>
          </table:table-cell>
          <table:table-cell table:style-name="ce35" office:value-type="float" office:value="0.9" calcext:value-type="float">
            <text:p>0,9</text:p>
          </table:table-cell>
          <table:table-cell table:style-name="ce35" office:value-type="float" office:value="0.48648649" calcext:value-type="float">
            <text:p>0,48648649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ERKs-are-inactivated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0.408805031446541" calcext:value-type="float">
            <text:p>0,408805031446541</text:p>
          </table:table-cell>
          <table:table-cell table:style-name="ce35" office:value-type="float" office:value="0.643564356435644" calcext:value-type="float">
            <text:p>0,643564356435644</text:p>
          </table:table-cell>
          <table:table-cell table:style-name="ce35" office:value-type="float" office:value="0.5" calcext:value-type="float">
            <text:p>0,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FNG-signaling-activates-MAPKs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0.415254237288136" calcext:value-type="float">
            <text:p>0,415254237288136</text:p>
          </table:table-cell>
          <table:table-cell table:style-name="ce35" office:value-type="float" office:value="0.765625" calcext:value-type="float">
            <text:p>0,765625</text:p>
          </table:table-cell>
          <table:table-cell table:style-name="ce35" office:value-type="float" office:value="0.53846154" calcext:value-type="float">
            <text:p>0,53846154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egative-regulation-of-MAPK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195" calcext:value-type="float">
            <text:p>195</text:p>
          </table:table-cell>
          <table:table-cell table:style-name="ce35" office:value-type="float" office:value="165" calcext:value-type="float">
            <text:p>165</text:p>
          </table:table-cell>
          <table:table-cell table:style-name="ce35" office:value-type="float" office:value="0.301075268817204" calcext:value-type="float">
            <text:p>0,301075268817204</text:p>
          </table:table-cell>
          <table:table-cell table:style-name="ce35" office:value-type="float" office:value="0.337349397590361" calcext:value-type="float">
            <text:p>0,337349397590361</text:p>
          </table:table-cell>
          <table:table-cell table:style-name="ce35" office:value-type="float" office:value="0.31818182" calcext:value-type="float">
            <text:p>0,3181818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Regulation-of-NFE2L2-gene-expression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156" calcext:value-type="float">
            <text:p>156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183246073298429" calcext:value-type="float">
            <text:p>0,183246073298429</text:p>
          </table:table-cell>
          <table:table-cell table:style-name="ce35" office:value-type="float" office:value="0.972222222222222" calcext:value-type="float">
            <text:p>0,972222222222222</text:p>
          </table:table-cell>
          <table:table-cell table:style-name="ce35" office:value-type="float" office:value="0.30837004" calcext:value-type="float">
            <text:p>0,30837004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1-modulates-host-translation-machinery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567" calcext:value-type="float">
            <text:p>567</text:p>
          </table:table-cell>
          <table:table-cell table:style-name="ce35" office:value-type="float" office:value="0.423728813559322" calcext:value-type="float">
            <text:p>0,423728813559322</text:p>
          </table:table-cell>
          <table:table-cell table:style-name="ce35" office:value-type="float" office:value="0.0422297297297297" calcext:value-type="float">
            <text:p>0,0422297297297297</text:p>
          </table:table-cell>
          <table:table-cell table:style-name="ce35" office:value-type="float" office:value="0.07680492" calcext:value-type="float">
            <text:p>0,0768049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AUTOPHAGY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0.391304347826087" calcext:value-type="float">
            <text:p>0,391304347826087</text:p>
          </table:table-cell>
          <table:table-cell table:style-name="ce35" office:value-type="float" office:value="0.545454545454545" calcext:value-type="float">
            <text:p>0,545454545454545</text:p>
          </table:table-cell>
          <table:table-cell table:style-name="ce35" office:value-type="float" office:value="0.4556962" calcext:value-type="float">
            <text:p>0,455696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Translation-of-Replicase-and-Assembly-of-the-Replication-Transcription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0.506329113924051" calcext:value-type="float">
            <text:p>0,506329113924051</text:p>
          </table:table-cell>
          <table:table-cell table:style-name="ce35" office:value-type="float" office:value="0.571428571428571" calcext:value-type="float">
            <text:p>0,571428571428571</text:p>
          </table:table-cell>
          <table:table-cell table:style-name="ce35" office:value-type="float" office:value="0.536912751677852" calcext:value-type="float">
            <text:p>0,53691275167785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ignalling-to-RAS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0.261744966442953" calcext:value-type="float">
            <text:p>0,261744966442953</text:p>
          </table:table-cell>
          <table:table-cell table:style-name="ce35" office:value-type="float" office:value="0.75" calcext:value-type="float">
            <text:p>0,75</text:p>
          </table:table-cell>
          <table:table-cell table:style-name="ce35" office:value-type="float" office:value="0.3880597" calcext:value-type="float">
            <text:p>0,3880597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pry-regulation-of-FGF-signaling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0.22463768115942" calcext:value-type="float">
            <text:p>0,22463768115942</text:p>
          </table:table-cell>
          <table:table-cell table:style-name="ce35" office:value-type="float" office:value="0.53448275862069" calcext:value-type="float">
            <text:p>0,53448275862069</text:p>
          </table:table-cell>
          <table:table-cell table:style-name="ce35" office:value-type="float" office:value="0.31632653" calcext:value-type="float">
            <text:p>0,3163265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TRAF3-dependent-IRF-activation-pathway</text:p>
          </table:table-cell>
          <table:table-cell table:style-name="ce35" office:value-type="float" office:value="138" calcext:value-type="float">
            <text:p>138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0.520754716981132" calcext:value-type="float">
            <text:p>0,520754716981132</text:p>
          </table:table-cell>
          <table:table-cell table:style-name="ce35" office:value-type="float" office:value="0.826347305389222" calcext:value-type="float">
            <text:p>0,826347305389222</text:p>
          </table:table-cell>
          <table:table-cell table:style-name="ce35" office:value-type="float" office:value="0.63888889" calcext:value-type="float">
            <text:p>0,63888889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Trans-Golgi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41025641025641" calcext:value-type="float">
            <text:p>0,41025641025641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58181818" calcext:value-type="float">
            <text:p>0,58181818</text:p>
          </table:table-cell>
          <table:table-cell table:number-columns-repeated="16377"/>
        </table:table-row>
        <table:table-row table:style-name="ro1">
          <table:table-cell/>
          <table:table-cell table:style-name="ce9" table:formula="of:=SUM([.B58:.B69])" office:value-type="float" office:value="574" calcext:value-type="float">
            <text:p>574</text:p>
          </table:table-cell>
          <table:table-cell table:style-name="ce9" table:formula="of:=SUM([.C58:.C69])" office:value-type="float" office:value="1041" calcext:value-type="float">
            <text:p>1041</text:p>
          </table:table-cell>
          <table:table-cell table:style-name="ce9" table:formula="of:=SUM([.D58:.D69])" office:value-type="float" office:value="900" calcext:value-type="float">
            <text:p>900</text:p>
          </table:table-cell>
          <table:table-cell table:style-name="ce9" table:formula="of:=[.B70]/([.B70]+[.C70])" office:value-type="float" office:value="0.355417956656347" calcext:value-type="float">
            <text:p>0,355417956656347</text:p>
          </table:table-cell>
          <table:table-cell table:style-name="ce9" table:formula="of:=[.B70]/([.B70]+[.D70])" office:value-type="float" office:value="0.389416553595658" calcext:value-type="float">
            <text:p>0,389416553595658</text:p>
          </table:table-cell>
          <table:table-cell table:style-name="ce12" table:formula="of:=AVERAGE([.G58:.G69])" office:value-type="float" office:value="0.428833921806488" calcext:value-type="float">
            <text:p>0,428833921806488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2*[.E70]*[.F70]/([.E70]+[.F70])" office:value-type="float" office:value="0.371641307866623" calcext:value-type="float">
            <text:p>0,371641307866623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VAR([.G58:.G69])" office:value-type="float" office:value="0.0241215304810379" calcext:value-type="float">
            <text:p>0,0241215304810379</text:p>
          </table:table-cell>
          <table:table-cell table:number-columns-repeated="16377"/>
        </table:table-row>
        <table:table-row table:style-name="ro1" table:number-rows-repeated="104850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2" table:style-name="ta1">
        <office:forms form:automatic-focus="false" form:apply-design-mode="false"/>
        <table:table-column table:style-name="co9" table:default-cell-style-name="ce5"/>
        <table:table-column table:style-name="co8" table:number-columns-repeated="3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8" table:number-columns-repeated="16377" table:default-cell-style-name="ce5"/>
        <table:table-row table:style-name="ro1">
          <table:table-cell table:style-name="ce1" office:value-type="string" calcext:value-type="string">
            <text:p>Pathway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Citric-acid-cycle-(TCA-cycle)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228" calcext:value-type="float">
            <text:p>228</text:p>
          </table:table-cell>
          <table:table-cell table:style-name="ce35" office:value-type="float" office:value="302" calcext:value-type="float">
            <text:p>302</text:p>
          </table:table-cell>
          <table:table-cell table:style-name="ce35" office:value-type="float" office:value="0.05" calcext:value-type="float">
            <text:p>0,05</text:p>
          </table:table-cell>
          <table:table-cell table:style-name="ce35" office:value-type="float" office:value="0.0382165605095541" calcext:value-type="float">
            <text:p>0,0382165605095541</text:p>
          </table:table-cell>
          <table:table-cell table:style-name="ce35" office:value-type="float" office:value="0.0433212996389892" calcext:value-type="float">
            <text:p>0,043321299638989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CREB-phosphorylation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107142857142857" calcext:value-type="float">
            <text:p>0,107142857142857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193548387096774" calcext:value-type="float">
            <text:p>0,193548387096774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ERKs-are-inactivated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0.211920529801325" calcext:value-type="float">
            <text:p>0,211920529801325</text:p>
          </table:table-cell>
          <table:table-cell table:style-name="ce35" office:value-type="float" office:value="0.820512820512821" calcext:value-type="float">
            <text:p>0,820512820512821</text:p>
          </table:table-cell>
          <table:table-cell table:style-name="ce35" office:value-type="float" office:value="0.336842105263158" calcext:value-type="float">
            <text:p>0,33684210526315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Glycolysis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1800" calcext:value-type="float">
            <text:p>1800</text:p>
          </table:table-cell>
          <table:table-cell table:style-name="ce35" office:value-type="float" office:value="351" calcext:value-type="float">
            <text:p>351</text:p>
          </table:table-cell>
          <table:table-cell table:style-name="ce35" office:value-type="float" office:value="0.022270505160239" calcext:value-type="float">
            <text:p>0,022270505160239</text:p>
          </table:table-cell>
          <table:table-cell table:style-name="ce35" office:value-type="float" office:value="0.104591836734694" calcext:value-type="float">
            <text:p>0,104591836734694</text:p>
          </table:table-cell>
          <table:table-cell table:style-name="ce35" office:value-type="float" office:value="0.0367218987908643" calcext:value-type="float">
            <text:p>0,036721898790864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HDACs-deacetylate-histones</text:p>
          </table:table-cell>
          <table:table-cell table:style-name="ce35" office:value-type="float" office:value="425" calcext:value-type="float">
            <text:p>425</text:p>
          </table:table-cell>
          <table:table-cell table:style-name="ce35" office:value-type="float" office:value="1704" calcext:value-type="float">
            <text:p>1704</text:p>
          </table:table-cell>
          <table:table-cell table:style-name="ce35" office:value-type="float" office:value="4194" calcext:value-type="float">
            <text:p>4194</text:p>
          </table:table-cell>
          <table:table-cell table:style-name="ce35" office:value-type="float" office:value="0.19962423673086" calcext:value-type="float">
            <text:p>0,19962423673086</text:p>
          </table:table-cell>
          <table:table-cell table:style-name="ce35" office:value-type="float" office:value="0.0920112578480191" calcext:value-type="float">
            <text:p>0,0920112578480191</text:p>
          </table:table-cell>
          <table:table-cell table:style-name="ce35" office:value-type="float" office:value="0.125963248369887" calcext:value-type="float">
            <text:p>0,125963248369887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FNG-signaling-activates-MAPKs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25" calcext:value-type="float">
            <text:p>0,2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4" calcext:value-type="float">
            <text:p>0,4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nterferon-alpha-beta-signaling</text:p>
          </table:table-cell>
          <table:table-cell table:style-name="ce35" office:value-type="float" office:value="147" calcext:value-type="float">
            <text:p>147</text:p>
          </table:table-cell>
          <table:table-cell table:style-name="ce35" office:value-type="float" office:value="514" calcext:value-type="float">
            <text:p>514</text:p>
          </table:table-cell>
          <table:table-cell table:style-name="ce35" office:value-type="float" office:value="467" calcext:value-type="float">
            <text:p>467</text:p>
          </table:table-cell>
          <table:table-cell table:style-name="ce35" office:value-type="float" office:value="0.222390317700454" calcext:value-type="float">
            <text:p>0,222390317700454</text:p>
          </table:table-cell>
          <table:table-cell table:style-name="ce35" office:value-type="float" office:value="0.239413680781759" calcext:value-type="float">
            <text:p>0,239413680781759</text:p>
          </table:table-cell>
          <table:table-cell table:style-name="ce35" office:value-type="float" office:value="0.230588235294118" calcext:value-type="float">
            <text:p>0,23058823529411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nterleukin-2-signaling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0.326923076923077" calcext:value-type="float">
            <text:p>0,326923076923077</text:p>
          </table:table-cell>
          <table:table-cell table:style-name="ce35" office:value-type="float" office:value="0.71830985915493" calcext:value-type="float">
            <text:p>0,71830985915493</text:p>
          </table:table-cell>
          <table:table-cell table:style-name="ce35" office:value-type="float" office:value="0.449339207048458" calcext:value-type="float">
            <text:p>0,44933920704845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Mitochondrial-fatty-acid-beta-oxidation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48" calcext:value-type="float">
            <text:p>148</text:p>
          </table:table-cell>
          <table:table-cell table:style-name="ce35" office:value-type="float" office:value="249" calcext:value-type="float">
            <text:p>249</text:p>
          </table:table-cell>
          <table:table-cell table:style-name="ce35" office:value-type="float" office:value="0.0133333333333333" calcext:value-type="float">
            <text:p>0,0133333333333333</text:p>
          </table:table-cell>
          <table:table-cell table:style-name="ce35" office:value-type="float" office:value="0.00796812749003984" calcext:value-type="float">
            <text:p>0,00796812749003984</text:p>
          </table:table-cell>
          <table:table-cell table:style-name="ce35" office:value-type="float" office:value="0.00997506234413965" calcext:value-type="float">
            <text:p>0,0099750623441396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egative-regulation-of-FGFR1-signaling</text:p>
          </table:table-cell>
          <table:table-cell table:style-name="ce35" office:value-type="float" office:value="161" calcext:value-type="float">
            <text:p>161</text:p>
          </table:table-cell>
          <table:table-cell table:style-name="ce35" office:value-type="float" office:value="2055" calcext:value-type="float">
            <text:p>2055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0.0726534296028881" calcext:value-type="float">
            <text:p>0,0726534296028881</text:p>
          </table:table-cell>
          <table:table-cell table:style-name="ce35" office:value-type="float" office:value="0.682203389830508" calcext:value-type="float">
            <text:p>0,682203389830508</text:p>
          </table:table-cell>
          <table:table-cell table:style-name="ce35" office:value-type="float" office:value="0.131321370309951" calcext:value-type="float">
            <text:p>0,13132137030995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egative-regulation-of-MAPK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388" calcext:value-type="float">
            <text:p>388</text:p>
          </table:table-cell>
          <table:table-cell table:style-name="ce35" office:value-type="float" office:value="111" calcext:value-type="float">
            <text:p>111</text:p>
          </table:table-cell>
          <table:table-cell table:style-name="ce35" office:value-type="float" office:value="0.135857461024499" calcext:value-type="float">
            <text:p>0,135857461024499</text:p>
          </table:table-cell>
          <table:table-cell table:style-name="ce35" office:value-type="float" office:value="0.354651162790698" calcext:value-type="float">
            <text:p>0,354651162790698</text:p>
          </table:table-cell>
          <table:table-cell table:style-name="ce35" office:value-type="float" office:value="0.19645732689211" calcext:value-type="float">
            <text:p>0,1964573268921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FE2L2-regulates-pentose-phosphate-pathway-genes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0.277777777777778" calcext:value-type="float">
            <text:p>0,277777777777778</text:p>
          </table:table-cell>
          <table:table-cell table:style-name="ce35" office:value-type="float" office:value="0.384615384615385" calcext:value-type="float">
            <text:p>0,384615384615385</text:p>
          </table:table-cell>
          <table:table-cell table:style-name="ce35" office:value-type="float" office:value="0.32258064516129" calcext:value-type="float">
            <text:p>0,32258064516129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Paradoxical-activation-of-RAF-signaling-by-kinase-inactive-BRAF</text:p>
          </table:table-cell>
          <table:table-cell table:style-name="ce35" office:value-type="float" office:value="473" calcext:value-type="float">
            <text:p>473</text:p>
          </table:table-cell>
          <table:table-cell table:style-name="ce35" office:value-type="float" office:value="1629" calcext:value-type="float">
            <text:p>1629</text:p>
          </table:table-cell>
          <table:table-cell table:style-name="ce35" office:value-type="float" office:value="327" calcext:value-type="float">
            <text:p>327</text:p>
          </table:table-cell>
          <table:table-cell table:style-name="ce35" office:value-type="float" office:value="0.225023786869648" calcext:value-type="float">
            <text:p>0,225023786869648</text:p>
          </table:table-cell>
          <table:table-cell table:style-name="ce35" office:value-type="float" office:value="0.59125" calcext:value-type="float">
            <text:p>0,59125</text:p>
          </table:table-cell>
          <table:table-cell table:style-name="ce35" office:value-type="float" office:value="0.325982081323225" calcext:value-type="float">
            <text:p>0,32598208132322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Pentose-phosphate-cycle-(Pentose-phosphate-cycle)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274" calcext:value-type="float">
            <text:p>274</text:p>
          </table:table-cell>
          <table:table-cell table:style-name="ce35" office:value-type="float" office:value="0.0481927710843374" calcext:value-type="float">
            <text:p>0,0481927710843374</text:p>
          </table:table-cell>
          <table:table-cell table:style-name="ce35" office:value-type="float" office:value="0.0143884892086331" calcext:value-type="float">
            <text:p>0,0143884892086331</text:p>
          </table:table-cell>
          <table:table-cell table:style-name="ce35" office:value-type="float" office:value="0.0221606648199446" calcext:value-type="float">
            <text:p>0,022160664819944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Regulation-of-NFE2L2-gene-expression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111111111111111" calcext:value-type="float">
            <text:p>0,111111111111111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2" calcext:value-type="float">
            <text:p>0,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Regulation_of_telomerase</text:p>
          </table:table-cell>
          <table:table-cell table:style-name="ce35" office:value-type="float" office:value="189" calcext:value-type="float">
            <text:p>189</text:p>
          </table:table-cell>
          <table:table-cell table:style-name="ce35" office:value-type="float" office:value="10204" calcext:value-type="float">
            <text:p>10204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0.0181853170403156" calcext:value-type="float">
            <text:p>0,0181853170403156</text:p>
          </table:table-cell>
          <table:table-cell table:style-name="ce35" office:value-type="float" office:value="0.887323943661972" calcext:value-type="float">
            <text:p>0,887323943661972</text:p>
          </table:table-cell>
          <table:table-cell table:style-name="ce35" office:value-type="float" office:value="0.0356402036583066" calcext:value-type="float">
            <text:p>0,035640203658306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1-activates-modulates-innate-immune-responses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788" calcext:value-type="float">
            <text:p>788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0.0199004975124378" calcext:value-type="float">
            <text:p>0,0199004975124378</text:p>
          </table:table-cell>
          <table:table-cell table:style-name="ce35" office:value-type="float" office:value="0.695652173913044" calcext:value-type="float">
            <text:p>0,695652173913044</text:p>
          </table:table-cell>
          <table:table-cell table:style-name="ce35" office:value-type="float" office:value="0.0386940749697703" calcext:value-type="float">
            <text:p>0,038694074969770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1-modulates-host-translation-machinery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office:value-type="float" office:value="525" calcext:value-type="float">
            <text:p>525</text:p>
          </table:table-cell>
          <table:table-cell table:style-name="ce35" office:value-type="float" office:value="0.395209580838323" calcext:value-type="float">
            <text:p>0,395209580838323</text:p>
          </table:table-cell>
          <table:table-cell table:style-name="ce35" office:value-type="float" office:value="0.111675126903553" calcext:value-type="float">
            <text:p>0,111675126903553</text:p>
          </table:table-cell>
          <table:table-cell table:style-name="ce35" office:value-type="float" office:value="0.174142480211082" calcext:value-type="float">
            <text:p>0,17414248021108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ATTACHMENT-ENTRY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273" calcext:value-type="float">
            <text:p>273</text:p>
          </table:table-cell>
          <table:table-cell table:style-name="ce35" office:value-type="float" office:value="0.179245283018868" calcext:value-type="float">
            <text:p>0,179245283018868</text:p>
          </table:table-cell>
          <table:table-cell table:style-name="ce35" office:value-type="float" office:value="0.0650684931506849" calcext:value-type="float">
            <text:p>0,0650684931506849</text:p>
          </table:table-cell>
          <table:table-cell table:style-name="ce35" office:value-type="float" office:value="0.0954773869346734" calcext:value-type="float">
            <text:p>0,0954773869346734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AUTOPHAGY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0.304347826086957" calcext:value-type="float">
            <text:p>0,304347826086957</text:p>
          </table:table-cell>
          <table:table-cell table:style-name="ce35" office:value-type="float" office:value="0.724137931034483" calcext:value-type="float">
            <text:p>0,724137931034483</text:p>
          </table:table-cell>
          <table:table-cell table:style-name="ce35" office:value-type="float" office:value="0.428571428571429" calcext:value-type="float">
            <text:p>0,428571428571429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Maturation-of-spike-protein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0.384615384615385" calcext:value-type="float">
            <text:p>0,384615384615385</text:p>
          </table:table-cell>
          <table:table-cell table:style-name="ce35" office:value-type="float" office:value="0.078125" calcext:value-type="float">
            <text:p>0,078125</text:p>
          </table:table-cell>
          <table:table-cell table:style-name="ce35" office:value-type="float" office:value="0.12987012987013" calcext:value-type="float">
            <text:p>0,1298701298701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modulates-host-translation</text:p>
          </table:table-cell>
          <table:table-cell table:style-name="ce35" office:value-type="float" office:value="155" calcext:value-type="float">
            <text:p>155</text:p>
          </table:table-cell>
          <table:table-cell table:style-name="ce35" office:value-type="float" office:value="231" calcext:value-type="float">
            <text:p>231</text:p>
          </table:table-cell>
          <table:table-cell table:style-name="ce35" office:value-type="float" office:value="587" calcext:value-type="float">
            <text:p>587</text:p>
          </table:table-cell>
          <table:table-cell table:style-name="ce35" office:value-type="float" office:value="0.401554404145078" calcext:value-type="float">
            <text:p>0,401554404145078</text:p>
          </table:table-cell>
          <table:table-cell table:style-name="ce35" office:value-type="float" office:value="0.208894878706199" calcext:value-type="float">
            <text:p>0,208894878706199</text:p>
          </table:table-cell>
          <table:table-cell table:style-name="ce35" office:value-type="float" office:value="0.274822695035461" calcext:value-type="float">
            <text:p>0,27482269503546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Translation-of-Replicase-and-Assembly-of-the-Replication-Transcription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0.446153846153846" calcext:value-type="float">
            <text:p>0,446153846153846</text:p>
          </table:table-cell>
          <table:table-cell table:style-name="ce35" office:value-type="float" office:value="0.690476190476191" calcext:value-type="float">
            <text:p>0,690476190476191</text:p>
          </table:table-cell>
          <table:table-cell table:style-name="ce35" office:value-type="float" office:value="0.542056074766355" calcext:value-type="float">
            <text:p>0,54205607476635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elenocysteine-synthesis</text:p>
          </table:table-cell>
          <table:table-cell table:style-name="ce35" office:value-type="float" office:value="758" calcext:value-type="float">
            <text:p>758</text:p>
          </table:table-cell>
          <table:table-cell table:style-name="ce35" office:value-type="float" office:value="1188" calcext:value-type="float">
            <text:p>1188</text:p>
          </table:table-cell>
          <table:table-cell table:style-name="ce35" office:value-type="float" office:value="3630" calcext:value-type="float">
            <text:p>3630</text:p>
          </table:table-cell>
          <table:table-cell table:style-name="ce35" office:value-type="float" office:value="0.389516957862282" calcext:value-type="float">
            <text:p>0,389516957862282</text:p>
          </table:table-cell>
          <table:table-cell table:style-name="ce35" office:value-type="float" office:value="0.172743846855059" calcext:value-type="float">
            <text:p>0,172743846855059</text:p>
          </table:table-cell>
          <table:table-cell table:style-name="ce35" office:value-type="float" office:value="0.239343227028734" calcext:value-type="float">
            <text:p>0,239343227028734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ignaling-downstream-of-RAS-mutants</text:p>
          </table:table-cell>
          <table:table-cell table:style-name="ce35" office:value-type="float" office:value="430" calcext:value-type="float">
            <text:p>430</text:p>
          </table:table-cell>
          <table:table-cell table:style-name="ce35" office:value-type="float" office:value="1297" calcext:value-type="float">
            <text:p>1297</text:p>
          </table:table-cell>
          <table:table-cell table:style-name="ce35" office:value-type="float" office:value="308" calcext:value-type="float">
            <text:p>308</text:p>
          </table:table-cell>
          <table:table-cell table:style-name="ce35" office:value-type="float" office:value="0.248986682107701" calcext:value-type="float">
            <text:p>0,248986682107701</text:p>
          </table:table-cell>
          <table:table-cell table:style-name="ce35" office:value-type="float" office:value="0.582655826558266" calcext:value-type="float">
            <text:p>0,582655826558266</text:p>
          </table:table-cell>
          <table:table-cell table:style-name="ce35" office:value-type="float" office:value="0.348884381338742" calcext:value-type="float">
            <text:p>0,34888438133874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ignalling-to-RAS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21969696969697" calcext:value-type="float">
            <text:p>0,21969696969697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360248447204969" calcext:value-type="float">
            <text:p>0,360248447204969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pry-regulation-of-FGF-signaling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172" calcext:value-type="float">
            <text:p>172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0.104166666666667" calcext:value-type="float">
            <text:p>0,104166666666667</text:p>
          </table:table-cell>
          <table:table-cell table:style-name="ce35" office:value-type="float" office:value="0.555555555555556" calcext:value-type="float">
            <text:p>0,555555555555556</text:p>
          </table:table-cell>
          <table:table-cell table:style-name="ce35" office:value-type="float" office:value="0.175438596491228" calcext:value-type="float">
            <text:p>0,17543859649122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uperpathway-of-D-myo-inositol-1-4-5-trisphosphate-metabolism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74" calcext:value-type="float">
            <text:p>174</text:p>
          </table:table-cell>
          <table:table-cell table:style-name="ce35" office:value-type="float" office:value="201" calcext:value-type="float">
            <text:p>201</text:p>
          </table:table-cell>
          <table:table-cell table:style-name="ce35" office:value-type="float" office:value="0.09375" calcext:value-type="float">
            <text:p>0,09375</text:p>
          </table:table-cell>
          <table:table-cell table:style-name="ce35" office:value-type="float" office:value="0.0821917808219178" calcext:value-type="float">
            <text:p>0,0821917808219178</text:p>
          </table:table-cell>
          <table:table-cell table:style-name="ce35" office:value-type="float" office:value="0.0875912408759124" calcext:value-type="float">
            <text:p>0,0875912408759124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TRAF3-dependent-IRF-activation-pathway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0.324742268041237" calcext:value-type="float">
            <text:p>0,324742268041237</text:p>
          </table:table-cell>
          <table:table-cell table:style-name="ce35" office:value-type="float" office:value="0.818181818181818" calcext:value-type="float">
            <text:p>0,818181818181818</text:p>
          </table:table-cell>
          <table:table-cell table:style-name="ce35" office:value-type="float" office:value="0.464944649446494" calcext:value-type="float">
            <text:p>0,464944649446494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Trans-Golgi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205882352941176" calcext:value-type="float">
            <text:p>0,205882352941176</text:p>
          </table:table-cell>
          <table:table-cell table:style-name="ce35" office:value-type="float" office:value="875" calcext:value-type="float">
            <text:p>875</text:p>
          </table:table-cell>
          <table:table-cell table:style-name="ce35" office:value-type="float" office:value="0.333333333333333" calcext:value-type="float">
            <text:p>0,333333333333333</text:p>
          </table:table-cell>
          <table:table-cell table:number-columns-repeated="16377"/>
        </table:table-row>
        <table:table-row table:style-name="ro1">
          <table:table-cell/>
          <table:table-cell table:formula="of:=SUM([.B2:.B31] )" office:value-type="float" office:value="3287" calcext:value-type="float">
            <text:p>3287</text:p>
          </table:table-cell>
          <table:table-cell table:formula="of:=SUM([.C2:.C31] )" office:value-type="float" office:value="23596" calcext:value-type="float">
            <text:p>23596</text:p>
          </table:table-cell>
          <table:table-cell table:formula="of:=SUM([.D2:.D31] )" office:value-type="float" office:value="12110" calcext:value-type="float">
            <text:p>12110</text:p>
          </table:table-cell>
          <table:table-cell table:style-name="ce10" table:formula="of:=[.B32]/([.B32]+[.C32])" office:value-type="float" office:value="0.122270579920396" calcext:value-type="float">
            <text:p>0,12227058</text:p>
          </table:table-cell>
          <table:table-cell table:formula="of:=[.B32]/([.B32]+[.D32])" office:value-type="float" office:value="0.213483146067416" calcext:value-type="float">
            <text:p>0,213483146067416</text:p>
          </table:table-cell>
          <table:table-cell table:style-name="ce20" table:formula="of:=AVERAGE([.G2:.G31])" office:value-type="float" office:value="0.225128662736318" calcext:value-type="float">
            <text:p>0.225128662736318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0" table:formula="of:=2*[.E32]*[.F32]/([.E32]+[.F32])" office:value-type="float" office:value="0.155487228003784" calcext:value-type="float">
            <text:p>0.155487228003784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VAR([.G2:.G32])" office:value-type="float" office:value="0.0219326583887529" calcext:value-type="float">
            <text:p>0,0219326583887529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Pathway with small molecules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Citric-acid-cycle-(TCA-cycle)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228" calcext:value-type="float">
            <text:p>228</text:p>
          </table:table-cell>
          <table:table-cell table:style-name="ce35" office:value-type="float" office:value="302" calcext:value-type="float">
            <text:p>302</text:p>
          </table:table-cell>
          <table:table-cell table:style-name="ce35" office:value-type="float" office:value="0.05" calcext:value-type="float">
            <text:p>0,05</text:p>
          </table:table-cell>
          <table:table-cell table:style-name="ce35" office:value-type="float" office:value="0.0382165605095541" calcext:value-type="float">
            <text:p>0,0382165605095541</text:p>
          </table:table-cell>
          <table:table-cell table:style-name="ce35" office:value-type="float" office:value="0.0433212996389892" calcext:value-type="float">
            <text:p>0,043321299638989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Glycolysis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1800" calcext:value-type="float">
            <text:p>1800</text:p>
          </table:table-cell>
          <table:table-cell table:style-name="ce35" office:value-type="float" office:value="351" calcext:value-type="float">
            <text:p>351</text:p>
          </table:table-cell>
          <table:table-cell table:style-name="ce35" office:value-type="float" office:value="0.022270505160239" calcext:value-type="float">
            <text:p>0,022270505160239</text:p>
          </table:table-cell>
          <table:table-cell table:style-name="ce35" office:value-type="float" office:value="0.104591836734694" calcext:value-type="float">
            <text:p>0,104591836734694</text:p>
          </table:table-cell>
          <table:table-cell table:style-name="ce35" office:value-type="float" office:value="0.0367218987908643" calcext:value-type="float">
            <text:p>0,036721898790864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HDACs-deacetylate-histones</text:p>
          </table:table-cell>
          <table:table-cell table:style-name="ce35" office:value-type="float" office:value="425" calcext:value-type="float">
            <text:p>425</text:p>
          </table:table-cell>
          <table:table-cell table:style-name="ce35" office:value-type="float" office:value="1704" calcext:value-type="float">
            <text:p>1704</text:p>
          </table:table-cell>
          <table:table-cell table:style-name="ce35" office:value-type="float" office:value="4194" calcext:value-type="float">
            <text:p>4194</text:p>
          </table:table-cell>
          <table:table-cell table:style-name="ce35" office:value-type="float" office:value="0.19962423673086" calcext:value-type="float">
            <text:p>0,19962423673086</text:p>
          </table:table-cell>
          <table:table-cell table:style-name="ce35" office:value-type="float" office:value="0.0920112578480191" calcext:value-type="float">
            <text:p>0,0920112578480191</text:p>
          </table:table-cell>
          <table:table-cell table:style-name="ce35" office:value-type="float" office:value="0.125963248369887" calcext:value-type="float">
            <text:p>0,125963248369887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nterferon-alpha-beta-signaling</text:p>
          </table:table-cell>
          <table:table-cell table:style-name="ce35" office:value-type="float" office:value="147" calcext:value-type="float">
            <text:p>147</text:p>
          </table:table-cell>
          <table:table-cell table:style-name="ce35" office:value-type="float" office:value="514" calcext:value-type="float">
            <text:p>514</text:p>
          </table:table-cell>
          <table:table-cell table:style-name="ce35" office:value-type="float" office:value="467" calcext:value-type="float">
            <text:p>467</text:p>
          </table:table-cell>
          <table:table-cell table:style-name="ce35" office:value-type="float" office:value="0.222390317700454" calcext:value-type="float">
            <text:p>0,222390317700454</text:p>
          </table:table-cell>
          <table:table-cell table:style-name="ce35" office:value-type="float" office:value="0.239413680781759" calcext:value-type="float">
            <text:p>0,239413680781759</text:p>
          </table:table-cell>
          <table:table-cell table:style-name="ce35" office:value-type="float" office:value="0.230588235294118" calcext:value-type="float">
            <text:p>0,23058823529411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nterleukin-2-signaling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0.326923076923077" calcext:value-type="float">
            <text:p>0,326923076923077</text:p>
          </table:table-cell>
          <table:table-cell table:style-name="ce35" office:value-type="float" office:value="0.71830985915493" calcext:value-type="float">
            <text:p>0,71830985915493</text:p>
          </table:table-cell>
          <table:table-cell table:style-name="ce35" office:value-type="float" office:value="0.449339207048458" calcext:value-type="float">
            <text:p>0,44933920704845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Mitochondrial-fatty-acid-beta-oxidation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48" calcext:value-type="float">
            <text:p>148</text:p>
          </table:table-cell>
          <table:table-cell table:style-name="ce35" office:value-type="float" office:value="249" calcext:value-type="float">
            <text:p>249</text:p>
          </table:table-cell>
          <table:table-cell table:style-name="ce35" office:value-type="float" office:value="0.0133333333333333" calcext:value-type="float">
            <text:p>0,0133333333333333</text:p>
          </table:table-cell>
          <table:table-cell table:style-name="ce35" office:value-type="float" office:value="0.00796812749003984" calcext:value-type="float">
            <text:p>0,00796812749003984</text:p>
          </table:table-cell>
          <table:table-cell table:style-name="ce35" office:value-type="float" office:value="0.00997506234413965" calcext:value-type="float">
            <text:p>0,0099750623441396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egative-regulation-of-FGFR1-signaling</text:p>
          </table:table-cell>
          <table:table-cell table:style-name="ce35" office:value-type="float" office:value="161" calcext:value-type="float">
            <text:p>161</text:p>
          </table:table-cell>
          <table:table-cell table:style-name="ce35" office:value-type="float" office:value="2055" calcext:value-type="float">
            <text:p>2055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0.0726534296028881" calcext:value-type="float">
            <text:p>0,0726534296028881</text:p>
          </table:table-cell>
          <table:table-cell table:style-name="ce35" office:value-type="float" office:value="0.682203389830508" calcext:value-type="float">
            <text:p>0,682203389830508</text:p>
          </table:table-cell>
          <table:table-cell table:style-name="ce35" office:value-type="float" office:value="0.131321370309951" calcext:value-type="float">
            <text:p>0,13132137030995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FE2L2-regulates-pentose-phosphate-pathway-genes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0.277777777777778" calcext:value-type="float">
            <text:p>0,277777777777778</text:p>
          </table:table-cell>
          <table:table-cell table:style-name="ce35" office:value-type="float" office:value="0.384615384615385" calcext:value-type="float">
            <text:p>0,384615384615385</text:p>
          </table:table-cell>
          <table:table-cell table:style-name="ce35" office:value-type="float" office:value="0.32258064516129" calcext:value-type="float">
            <text:p>0,32258064516129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Paradoxical-activation-of-RAF-signaling-by-kinase-inactive-BRAF</text:p>
          </table:table-cell>
          <table:table-cell table:style-name="ce35" office:value-type="float" office:value="473" calcext:value-type="float">
            <text:p>473</text:p>
          </table:table-cell>
          <table:table-cell table:style-name="ce35" office:value-type="float" office:value="1629" calcext:value-type="float">
            <text:p>1629</text:p>
          </table:table-cell>
          <table:table-cell table:style-name="ce35" office:value-type="float" office:value="327" calcext:value-type="float">
            <text:p>327</text:p>
          </table:table-cell>
          <table:table-cell table:style-name="ce35" office:value-type="float" office:value="0.225023786869648" calcext:value-type="float">
            <text:p>0,225023786869648</text:p>
          </table:table-cell>
          <table:table-cell table:style-name="ce35" office:value-type="float" office:value="0.59125" calcext:value-type="float">
            <text:p>0,59125</text:p>
          </table:table-cell>
          <table:table-cell table:style-name="ce35" office:value-type="float" office:value="0.325982081323225" calcext:value-type="float">
            <text:p>0,32598208132322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Pentose-phosphate-cycle-(Pentose-phosphate-cycle)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274" calcext:value-type="float">
            <text:p>274</text:p>
          </table:table-cell>
          <table:table-cell table:style-name="ce35" office:value-type="float" office:value="0.0481927710843374" calcext:value-type="float">
            <text:p>0,0481927710843374</text:p>
          </table:table-cell>
          <table:table-cell table:style-name="ce35" office:value-type="float" office:value="0.0143884892086331" calcext:value-type="float">
            <text:p>0,0143884892086331</text:p>
          </table:table-cell>
          <table:table-cell table:style-name="ce35" office:value-type="float" office:value="0.0221606648199446" calcext:value-type="float">
            <text:p>0,022160664819944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Regulation_of_telomerase</text:p>
          </table:table-cell>
          <table:table-cell table:style-name="ce35" office:value-type="float" office:value="189" calcext:value-type="float">
            <text:p>189</text:p>
          </table:table-cell>
          <table:table-cell table:style-name="ce35" office:value-type="float" office:value="10204" calcext:value-type="float">
            <text:p>10204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0.0181853170403156" calcext:value-type="float">
            <text:p>0,0181853170403156</text:p>
          </table:table-cell>
          <table:table-cell table:style-name="ce35" office:value-type="float" office:value="0.887323943661972" calcext:value-type="float">
            <text:p>0,887323943661972</text:p>
          </table:table-cell>
          <table:table-cell table:style-name="ce35" office:value-type="float" office:value="0.0356402036583066" calcext:value-type="float">
            <text:p>0,035640203658306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1-activates-modulates-innate-immune-responses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788" calcext:value-type="float">
            <text:p>788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0.0199004975124378" calcext:value-type="float">
            <text:p>0,0199004975124378</text:p>
          </table:table-cell>
          <table:table-cell table:style-name="ce35" office:value-type="float" office:value="0.695652173913044" calcext:value-type="float">
            <text:p>0,695652173913044</text:p>
          </table:table-cell>
          <table:table-cell table:style-name="ce35" office:value-type="float" office:value="0.0386940749697703" calcext:value-type="float">
            <text:p>0,038694074969770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ATTACHMENT-ENTRY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273" calcext:value-type="float">
            <text:p>273</text:p>
          </table:table-cell>
          <table:table-cell table:style-name="ce35" office:value-type="float" office:value="0.179245283018868" calcext:value-type="float">
            <text:p>0,179245283018868</text:p>
          </table:table-cell>
          <table:table-cell table:style-name="ce35" office:value-type="float" office:value="0.0650684931506849" calcext:value-type="float">
            <text:p>0,0650684931506849</text:p>
          </table:table-cell>
          <table:table-cell table:style-name="ce35" office:value-type="float" office:value="0.0954773869346734" calcext:value-type="float">
            <text:p>0,0954773869346734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Maturation-of-spike-protein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0.384615384615385" calcext:value-type="float">
            <text:p>0,384615384615385</text:p>
          </table:table-cell>
          <table:table-cell table:style-name="ce35" office:value-type="float" office:value="0.078125" calcext:value-type="float">
            <text:p>0,078125</text:p>
          </table:table-cell>
          <table:table-cell table:style-name="ce35" office:value-type="float" office:value="0.12987012987013" calcext:value-type="float">
            <text:p>0,1298701298701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modulates-host-translation</text:p>
          </table:table-cell>
          <table:table-cell table:style-name="ce35" office:value-type="float" office:value="155" calcext:value-type="float">
            <text:p>155</text:p>
          </table:table-cell>
          <table:table-cell table:style-name="ce35" office:value-type="float" office:value="231" calcext:value-type="float">
            <text:p>231</text:p>
          </table:table-cell>
          <table:table-cell table:style-name="ce35" office:value-type="float" office:value="587" calcext:value-type="float">
            <text:p>587</text:p>
          </table:table-cell>
          <table:table-cell table:style-name="ce35" office:value-type="float" office:value="0.401554404145078" calcext:value-type="float">
            <text:p>0,401554404145078</text:p>
          </table:table-cell>
          <table:table-cell table:style-name="ce35" office:value-type="float" office:value="0.208894878706199" calcext:value-type="float">
            <text:p>0,208894878706199</text:p>
          </table:table-cell>
          <table:table-cell table:style-name="ce35" office:value-type="float" office:value="0.274822695035461" calcext:value-type="float">
            <text:p>0,27482269503546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elenocysteine-synthesis</text:p>
          </table:table-cell>
          <table:table-cell table:style-name="ce35" office:value-type="float" office:value="758" calcext:value-type="float">
            <text:p>758</text:p>
          </table:table-cell>
          <table:table-cell table:style-name="ce35" office:value-type="float" office:value="1188" calcext:value-type="float">
            <text:p>1188</text:p>
          </table:table-cell>
          <table:table-cell table:style-name="ce35" office:value-type="float" office:value="3630" calcext:value-type="float">
            <text:p>3630</text:p>
          </table:table-cell>
          <table:table-cell table:style-name="ce35" office:value-type="float" office:value="0.389516957862282" calcext:value-type="float">
            <text:p>0,389516957862282</text:p>
          </table:table-cell>
          <table:table-cell table:style-name="ce35" office:value-type="float" office:value="0.172743846855059" calcext:value-type="float">
            <text:p>0,172743846855059</text:p>
          </table:table-cell>
          <table:table-cell table:style-name="ce35" office:value-type="float" office:value="0.239343227028734" calcext:value-type="float">
            <text:p>0,239343227028734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ignaling-downstream-of-RAS-mutants</text:p>
          </table:table-cell>
          <table:table-cell table:style-name="ce35" office:value-type="float" office:value="430" calcext:value-type="float">
            <text:p>430</text:p>
          </table:table-cell>
          <table:table-cell table:style-name="ce35" office:value-type="float" office:value="1297" calcext:value-type="float">
            <text:p>1297</text:p>
          </table:table-cell>
          <table:table-cell table:style-name="ce35" office:value-type="float" office:value="308" calcext:value-type="float">
            <text:p>308</text:p>
          </table:table-cell>
          <table:table-cell table:style-name="ce35" office:value-type="float" office:value="0.248986682107701" calcext:value-type="float">
            <text:p>0,248986682107701</text:p>
          </table:table-cell>
          <table:table-cell table:style-name="ce35" office:value-type="float" office:value="0.582655826558266" calcext:value-type="float">
            <text:p>0,582655826558266</text:p>
          </table:table-cell>
          <table:table-cell table:style-name="ce35" office:value-type="float" office:value="0.348884381338742" calcext:value-type="float">
            <text:p>0,34888438133874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uperpathway-of-D-myo-inositol-1-4-5-trisphosphate-metabolism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74" calcext:value-type="float">
            <text:p>174</text:p>
          </table:table-cell>
          <table:table-cell table:style-name="ce35" office:value-type="float" office:value="201" calcext:value-type="float">
            <text:p>201</text:p>
          </table:table-cell>
          <table:table-cell table:style-name="ce35" office:value-type="float" office:value="0.09375" calcext:value-type="float">
            <text:p>0,09375</text:p>
          </table:table-cell>
          <table:table-cell table:style-name="ce35" office:value-type="float" office:value="0.0821917808219178" calcext:value-type="float">
            <text:p>0,0821917808219178</text:p>
          </table:table-cell>
          <table:table-cell table:style-name="ce35" office:value-type="float" office:value="0.0875912408759124" calcext:value-type="float">
            <text:p>0,0875912408759124</text:p>
          </table:table-cell>
          <table:table-cell table:number-columns-repeated="16377"/>
        </table:table-row>
        <table:table-row table:style-name="ro1">
          <table:table-cell/>
          <table:table-cell table:formula="of:=SUM([.B36:.B53] )" office:value-type="float" office:value="2916" calcext:value-type="float">
            <text:p>2916</text:p>
          </table:table-cell>
          <table:table-cell table:formula="of:=SUM([.C36:.C53] )" office:value-type="float" office:value="22260" calcext:value-type="float">
            <text:p>22260</text:p>
          </table:table-cell>
          <table:table-cell table:formula="of:=SUM([.D36:.D53] )" office:value-type="float" office:value="11415" calcext:value-type="float">
            <text:p>11415</text:p>
          </table:table-cell>
          <table:table-cell table:style-name="ce10" table:formula="of:=[.B54]/([.B54]+[.C54])" office:value-type="float" office:value="0.11582459485224" calcext:value-type="float">
            <text:p>0,11582459</text:p>
          </table:table-cell>
          <table:table-cell table:formula="of:=[.B54]/([.B54]+[.D54])" office:value-type="float" office:value="0.20347498429977" calcext:value-type="float">
            <text:p>0,20347498429977</text:p>
          </table:table-cell>
          <table:table-cell table:formula="of:=AVERAGE([.G36:.G53])" office:value-type="float" office:value="0.1637931696007" calcext:value-type="float">
            <text:p>0,1637931696007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0"/>
          <table:table-cell/>
          <table:table-cell table:formula="of:=2*[.E54]*[.F54]/([.E54]+[.F54])" office:value-type="float" office:value="0.14761940921862" calcext:value-type="float">
            <text:p>0,14761940921862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VAR([.G36:.G53])" office:value-type="float" office:value="0.0182573143861082" calcext:value-type="float">
            <text:p>0,0182573143861082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Pathway without small molecules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CREB-phosphorylation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107142857142857" calcext:value-type="float">
            <text:p>0,107142857142857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193548387096774" calcext:value-type="float">
            <text:p>0,193548387096774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ERKs-are-inactivated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0.211920529801325" calcext:value-type="float">
            <text:p>0,211920529801325</text:p>
          </table:table-cell>
          <table:table-cell table:style-name="ce35" office:value-type="float" office:value="0.820512820512821" calcext:value-type="float">
            <text:p>0,820512820512821</text:p>
          </table:table-cell>
          <table:table-cell table:style-name="ce35" office:value-type="float" office:value="0.336842105263158" calcext:value-type="float">
            <text:p>0,33684210526315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FNG-signaling-activates-MAPKs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25" calcext:value-type="float">
            <text:p>0,2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4" calcext:value-type="float">
            <text:p>0,4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egative-regulation-of-MAPK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388" calcext:value-type="float">
            <text:p>388</text:p>
          </table:table-cell>
          <table:table-cell table:style-name="ce35" office:value-type="float" office:value="111" calcext:value-type="float">
            <text:p>111</text:p>
          </table:table-cell>
          <table:table-cell table:style-name="ce35" office:value-type="float" office:value="0.135857461024499" calcext:value-type="float">
            <text:p>0,135857461024499</text:p>
          </table:table-cell>
          <table:table-cell table:style-name="ce35" office:value-type="float" office:value="0.354651162790698" calcext:value-type="float">
            <text:p>0,354651162790698</text:p>
          </table:table-cell>
          <table:table-cell table:style-name="ce35" office:value-type="float" office:value="0.19645732689211" calcext:value-type="float">
            <text:p>0,1964573268921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Regulation-of-NFE2L2-gene-expression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111111111111111" calcext:value-type="float">
            <text:p>0,111111111111111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2" calcext:value-type="float">
            <text:p>0,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1-modulates-host-translation-machinery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office:value-type="float" office:value="525" calcext:value-type="float">
            <text:p>525</text:p>
          </table:table-cell>
          <table:table-cell table:style-name="ce35" office:value-type="float" office:value="0.395209580838323" calcext:value-type="float">
            <text:p>0,395209580838323</text:p>
          </table:table-cell>
          <table:table-cell table:style-name="ce35" office:value-type="float" office:value="0.111675126903553" calcext:value-type="float">
            <text:p>0,111675126903553</text:p>
          </table:table-cell>
          <table:table-cell table:style-name="ce35" office:value-type="float" office:value="0.174142480211082" calcext:value-type="float">
            <text:p>0,17414248021108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AUTOPHAGY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0.304347826086957" calcext:value-type="float">
            <text:p>0,304347826086957</text:p>
          </table:table-cell>
          <table:table-cell table:style-name="ce35" office:value-type="float" office:value="0.724137931034483" calcext:value-type="float">
            <text:p>0,724137931034483</text:p>
          </table:table-cell>
          <table:table-cell table:style-name="ce35" office:value-type="float" office:value="0.428571428571429" calcext:value-type="float">
            <text:p>0,428571428571429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Translation-of-Replicase-and-Assembly-of-the-Replication-Transcription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0.446153846153846" calcext:value-type="float">
            <text:p>0,446153846153846</text:p>
          </table:table-cell>
          <table:table-cell table:style-name="ce35" office:value-type="float" office:value="0.690476190476191" calcext:value-type="float">
            <text:p>0,690476190476191</text:p>
          </table:table-cell>
          <table:table-cell table:style-name="ce35" office:value-type="float" office:value="0.542056074766355" calcext:value-type="float">
            <text:p>0,54205607476635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ignalling-to-RAS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21969696969697" calcext:value-type="float">
            <text:p>0,21969696969697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360248447204969" calcext:value-type="float">
            <text:p>0,360248447204969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pry-regulation-of-FGF-signaling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172" calcext:value-type="float">
            <text:p>172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0.104166666666667" calcext:value-type="float">
            <text:p>0,104166666666667</text:p>
          </table:table-cell>
          <table:table-cell table:style-name="ce35" office:value-type="float" office:value="0.555555555555556" calcext:value-type="float">
            <text:p>0,555555555555556</text:p>
          </table:table-cell>
          <table:table-cell table:style-name="ce35" office:value-type="float" office:value="0.175438596491228" calcext:value-type="float">
            <text:p>0,17543859649122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TRAF3-dependent-IRF-activation-pathway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0.324742268041237" calcext:value-type="float">
            <text:p>0,324742268041237</text:p>
          </table:table-cell>
          <table:table-cell table:style-name="ce35" office:value-type="float" office:value="0.818181818181818" calcext:value-type="float">
            <text:p>0,818181818181818</text:p>
          </table:table-cell>
          <table:table-cell table:style-name="ce35" office:value-type="float" office:value="0.464944649446494" calcext:value-type="float">
            <text:p>0,464944649446494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Trans-Golgi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205882352941176" calcext:value-type="float">
            <text:p>0,205882352941176</text:p>
          </table:table-cell>
          <table:table-cell table:style-name="ce35" office:value-type="float" office:value="875" calcext:value-type="float">
            <text:p>875</text:p>
          </table:table-cell>
          <table:table-cell table:style-name="ce35" office:value-type="float" office:value="0.333333333333333" calcext:value-type="float">
            <text:p>0,333333333333333</text:p>
          </table:table-cell>
          <table:table-cell table:number-columns-repeated="16377"/>
        </table:table-row>
        <table:table-row table:style-name="ro1">
          <table:table-cell/>
          <table:table-cell table:style-name="ce9" table:formula="of:=SUM([.B58:.B69])" office:value-type="float" office:value="371" calcext:value-type="float">
            <text:p>371</text:p>
          </table:table-cell>
          <table:table-cell table:style-name="ce9" table:formula="of:=SUM([.C58:.C69])" office:value-type="float" office:value="1336" calcext:value-type="float">
            <text:p>1336</text:p>
          </table:table-cell>
          <table:table-cell table:style-name="ce9" table:formula="of:=SUM([.D58:.D69])" office:value-type="float" office:value="695" calcext:value-type="float">
            <text:p>695</text:p>
          </table:table-cell>
          <table:table-cell table:style-name="ce9" table:formula="of:=[.B70]/([.B70]+[.C70])" office:value-type="float" office:value="0.217340363210311" calcext:value-type="float">
            <text:p>0,217340363210311</text:p>
          </table:table-cell>
          <table:table-cell table:style-name="ce9" table:formula="of:=[.B70]/([.B70]+[.D70])" office:value-type="float" office:value="0.348030018761726" calcext:value-type="float">
            <text:p>0,348030018761726</text:p>
          </table:table-cell>
          <table:table-cell table:style-name="ce21" table:formula="of:=AVERAGE([.G58:.G69])" office:value-type="float" office:value="0.317131902439744" calcext:value-type="float">
            <text:p>0,31713190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2*[.E70]*[.F70]/([.E70]+[.F70])" office:value-type="float" office:value="0.267580238009376" calcext:value-type="float">
            <text:p>0,267580238009376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VAR([.G58:.G69])" office:value-type="float" office:value="0.016210316798202" calcext:value-type="float">
            <text:p>0,016210316798202</text:p>
          </table:table-cell>
          <table:table-cell table:number-columns-repeated="16377"/>
        </table:table-row>
        <table:table-row table:style-name="ro1" table:number-rows-repeated="104850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7" number:min-decimal-places="7" number:min-integer-digits="1"/>
    </number:number-style>
    <number:number-style style:name="N108">
      <number:number number:decimal-places="8" number:min-decimal-places="8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10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20:59:18.948164088</meta:creation-date>
    <dc:date>2026-01-20T12:00:42.784240927</dc:date>
    <meta:editing-duration>PT19H40M33S</meta:editing-duration>
    <meta:editing-cycles>111</meta:editing-cycles>
    <meta:generator>LibreOffice/7.4.7.2$Linux_X86_64 LibreOffice_project/40$Build-2</meta:generator>
    <meta:document-statistic meta:table-count="2" meta:cell-count="930" meta:object-count="0"/>
  </office:meta>
</office:document-meta>
</file>